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5CABA6B20A4F1A2.png" manifest:media-type="image/png"/>
  <manifest:file-entry manifest:full-path="Pictures/100002010000095F000005FA195DDB3CBC6AB1F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2e4f0" officeooo:paragraph-rsid="0032e4f0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Vegetarian</text:h>
      <text:p text:style-name="Standard"><draw:frame draw:style-name="fr1" draw:name="graphics1" text:anchor-type="paragraph" svg:width="3.1543in" svg:height="1.228in" draw:z-index="0"><draw:image xlink:href="Pictures/100002010000095F000005FA195DDB3CBC6AB1F3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4:24.449000000</dc:date>
    <meta:print-date>2015-09-19T18:23:00</meta:print-date>
    <meta:editing-cycles>26</meta:editing-cycles>
    <meta:editing-duration>PT3H1M16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10" meta:non-whitespace-character-count="10"/>
  </office:meta>
</office:document-meta>
</file>